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DUARDO BILHALVA BARROS</text:p>
          </table:table-cell>
          <table:table-cell office:value-type="string" table:style-name="ce5">
            <text:p>MELHORADA</text:p>
          </table:table-cell>
          <table:table-cell office:value-type="float" office:value="53984793829" table:style-name="ce5">
            <text:p>53984793829</text:p>
          </table:table-cell>
          <table:table-cell office:value-type="date" office:date-value="2025-02-15T00:00:00" table:style-name="ce6">
            <text:p>15/02/25</text:p>
          </table:table-cell>
          <table:table-cell office:value-type="string" table:style-name="ce5">
            <text:p>F711</text:p>
          </table:table-cell>
          <table:table-cell office:value-type="string" table:style-name="ce4">
            <text:p>RUA DOUTOR ROMANO <text:s/>Nº1156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REJANE VIEGAS PORTO</text:p>
          </table:table-cell>
          <table:table-cell office:value-type="string" table:style-name="ce5">
            <text:p>MELHORADA</text:p>
          </table:table-cell>
          <table:table-cell office:value-type="float" office:value="53991759545" table:style-name="ce5">
            <text:p>53991759545</text:p>
          </table:table-cell>
          <table:table-cell office:value-type="date" office:date-value="2025-02-14T00:00:00" table:style-name="ce6">
            <text:p>14/02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DOUTOR RASGADO <text:s/>Nº1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PATRICIA LEPPER DUARTE</text:p>
          </table:table-cell>
          <table:table-cell office:value-type="string" table:style-name="ce5">
            <text:p>MELHORADA</text:p>
          </table:table-cell>
          <table:table-cell office:value-type="float" office:value="53981235961" table:style-name="ce5">
            <text:p>53981235961</text:p>
          </table:table-cell>
          <table:table-cell office:value-type="date" office:date-value="2025-02-14T00:00:00" table:style-name="ce6">
            <text:p>14/02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ERNANI OSMAR BLASS <text:s/>Nº410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ULO HENRIQUE KRUGER SCHMALFUSS</text:p>
          </table:table-cell>
          <table:table-cell office:value-type="string" table:style-name="ce5">
            <text:p>MELHORADA</text:p>
          </table:table-cell>
          <table:table-cell office:value-type="float" office:value="53981370415" table:style-name="ce5">
            <text:p>53981370415</text:p>
          </table:table-cell>
          <table:table-cell office:value-type="date" office:date-value="2025-02-14T00:00:00" table:style-name="ce6">
            <text:p>14/02/25</text:p>
          </table:table-cell>
          <table:table-cell office:value-type="string" table:style-name="ce5">
            <text:p>F120</text:p>
          </table:table-cell>
          <table:table-cell office:value-type="string" table:style-name="ce4">
            <text:p>RUA FELINTO RODRIGUES <text:s/>Nº30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EONARDO SOARES PINHO PARSSO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2-14T00:00:00" table:style-name="ce6">
            <text:p>14/02/25</text:p>
          </table:table-cell>
          <table:table-cell office:value-type="string" table:style-name="ce5">
            <text:p>F192</text:p>
          </table:table-cell>
          <table:table-cell table:style-name="ce4"/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NGELA MARIA SOUZA DA SILVA</text:p>
          </table:table-cell>
          <table:table-cell office:value-type="string" table:style-name="ce5">
            <text:p>MELHORADA</text:p>
          </table:table-cell>
          <table:table-cell office:value-type="float" office:value="53991408616" table:style-name="ce5">
            <text:p>53991408616</text:p>
          </table:table-cell>
          <table:table-cell office:value-type="date" office:date-value="2025-02-14T00:00:00" table:style-name="ce6">
            <text:p>14/02/25</text:p>
          </table:table-cell>
          <table:table-cell office:value-type="string" table:style-name="ce5">
            <text:p>F315</text:p>
          </table:table-cell>
          <table:table-cell office:value-type="string" table:style-name="ce4">
            <text:p>RUA DOUTOR FERNANDES DUARTE <text:s/>Nº652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SAMUEL ILHA BARRAGANA<text:s/></text:p>
          </table:table-cell>
          <table:table-cell office:value-type="string" table:style-name="ce5">
            <text:p>MELHORADA</text:p>
          </table:table-cell>
          <table:table-cell office:value-type="float" office:value="53991417584" table:style-name="ce5">
            <text:p>53991417584</text:p>
          </table:table-cell>
          <table:table-cell office:value-type="date" office:date-value="2025-02-17T00:00:00" table:style-name="ce6">
            <text:p>17/02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LOBO DA COSTA <text:s/>Nº342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NE CLEBER RODRIGUES BARROS</text:p>
          </table:table-cell>
          <table:table-cell office:value-type="string" table:style-name="ce5">
            <text:p>MELHORADA</text:p>
          </table:table-cell>
          <table:table-cell office:value-type="float" office:value="53991488926" table:style-name="ce5">
            <text:p>53991488926</text:p>
          </table:table-cell>
          <table:table-cell office:value-type="date" office:date-value="2025-02-17T00:00:00" table:style-name="ce6">
            <text:p>17/02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ERNANI OSMAR BLASS <text:s/>Nº10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ILZA CARDOSO DA FONSECA</text:p>
          </table:table-cell>
          <table:table-cell office:value-type="string" table:style-name="ce5">
            <text:p>MELHORADA</text:p>
          </table:table-cell>
          <table:table-cell office:value-type="float" office:value="53984613689" table:style-name="ce5">
            <text:p>53984613689</text:p>
          </table:table-cell>
          <table:table-cell office:value-type="date" office:date-value="2025-02-18T00:00:00" table:style-name="ce6">
            <text:p>18/02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TRINTA E DOIS <text:s/>Nº120</text:p>
          </table:table-cell>
          <table:table-cell office:value-type="string" table:style-name="ce9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ARLOS JOSE PERES ESPINHOSA</text:p>
          </table:table-cell>
          <table:table-cell office:value-type="string" table:style-name="ce5">
            <text:p>MELHORADA</text:p>
          </table:table-cell>
          <table:table-cell office:value-type="float" office:value="53992445656" table:style-name="ce5">
            <text:p>53992445656</text:p>
          </table:table-cell>
          <table:table-cell office:value-type="date" office:date-value="2025-02-19T00:00:00" table:style-name="ce6">
            <text:p>19/02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EVARISTO DA VEIGA <text:s/>Nº29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BERTO AVILA VITORIA</text:p>
          </table:table-cell>
          <table:table-cell office:value-type="string" table:style-name="ce5">
            <text:p>MELHORADA</text:p>
          </table:table-cell>
          <table:table-cell office:value-type="float" office:value="53981511510" table:style-name="ce5">
            <text:p>53981511510</text:p>
          </table:table-cell>
          <table:table-cell office:value-type="date" office:date-value="2025-02-19T00:00:00" table:style-name="ce6">
            <text:p>19/02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AVENIDA CEARA <text:s text:c="3"/>Nº12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ARDEL SILVEIRA NEITZKE</text:p>
          </table:table-cell>
          <table:table-cell office:value-type="string" table:style-name="ce5">
            <text:p>MELHORADA</text:p>
          </table:table-cell>
          <table:table-cell office:value-type="float" office:value="53981220482" table:style-name="ce5">
            <text:p>53981220482</text:p>
          </table:table-cell>
          <table:table-cell office:value-type="date" office:date-value="2025-02-19T00:00:00" table:style-name="ce6">
            <text:p>19/02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NOSSA SENHORA DE LOURDES <text:s/>Nº30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LEX DOS SANTOS PEREIRA<text:s/></text:p>
          </table:table-cell>
          <table:table-cell office:value-type="string" table:style-name="ce5">
            <text:p>MELHORADA</text:p>
          </table:table-cell>
          <table:table-cell office:value-type="float" office:value="53991516309" table:style-name="ce5">
            <text:p>53991516309</text:p>
          </table:table-cell>
          <table:table-cell office:value-type="date" office:date-value="2025-02-20T00:00:00" table:style-name="ce6">
            <text:p>20/02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SETE <text:s/>Nº184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O ANTONIO DE OLIVEIRA BRIZOLARA</text:p>
          </table:table-cell>
          <table:table-cell office:value-type="string" table:style-name="ce5">
            <text:p>MELHORADA</text:p>
          </table:table-cell>
          <table:table-cell office:value-type="float" office:value="53984459304" table:style-name="ce5">
            <text:p>53984459304</text:p>
          </table:table-cell>
          <table:table-cell office:value-type="date" office:date-value="2025-02-21T00:00:00" table:style-name="ce6">
            <text:p>21/02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OSMAR DA ROCHA GRAFULHA <text:s/>Nº314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GILMAR GOUVEA FALCAO</text:p>
          </table:table-cell>
          <table:table-cell office:value-type="string" table:style-name="ce5">
            <text:p>MELHORADA</text:p>
          </table:table-cell>
          <table:table-cell office:value-type="float" office:value="53981142368" table:style-name="ce5">
            <text:p>53981142368</text:p>
          </table:table-cell>
          <table:table-cell office:value-type="date" office:date-value="2025-02-21T00:00:00" table:style-name="ce6">
            <text:p>21/02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DEZ <text:s/>Nº572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ALEXANDRE DOS SANTOS VARGAS</text:p>
          </table:table-cell>
          <table:table-cell office:value-type="string" table:style-name="ce5">
            <text:p>MELHORADA</text:p>
          </table:table-cell>
          <table:table-cell office:value-type="float" office:value="53991686700" table:style-name="ce5">
            <text:p>53991686700</text:p>
          </table:table-cell>
          <table:table-cell office:value-type="date" office:date-value="2025-02-21T00:00:00" table:style-name="ce6">
            <text:p>21/02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LAZARO ZAMENHOF <text:s/>Nº285</text:p>
          </table:table-cell>
          <table:table-cell office:value-type="string" table:style-name="ce10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JOSELITO SOUZA DOS SANTOS</text:p>
          </table:table-cell>
          <table:table-cell office:value-type="string" table:style-name="ce5">
            <text:p>MELHORADA</text:p>
          </table:table-cell>
          <table:table-cell office:value-type="float" office:value="53991263724" table:style-name="ce5">
            <text:p>53991263724</text:p>
          </table:table-cell>
          <table:table-cell office:value-type="date" office:date-value="2025-02-24T00:00:00" table:style-name="ce6">
            <text:p>24/02/25</text:p>
          </table:table-cell>
          <table:table-cell office:value-type="string" table:style-name="ce5">
            <text:p>F251</text:p>
          </table:table-cell>
          <table:table-cell office:value-type="string" table:style-name="ce4">
            <text:p>RUA HERBET DE SOUZA <text:s text:c="2"/>Nº163</text:p>
          </table:table-cell>
          <table:table-cell office:value-type="string" table:style-name="ce10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LUCAS ALVES BANDEIRA</text:p>
          </table:table-cell>
          <table:table-cell office:value-type="string" table:style-name="ce5">
            <text:p>MELHORADA</text:p>
          </table:table-cell>
          <table:table-cell office:value-type="float" office:value="53999883878" table:style-name="ce5">
            <text:p>53999883878</text:p>
          </table:table-cell>
          <table:table-cell office:value-type="date" office:date-value="2025-02-24T00:00:00" table:style-name="ce6">
            <text:p>24/02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OSMAR DA ROCHA GRAFULHA <text:s/>Nº34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4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Usuário do Windows</meta:initial-creator>
    <dc:creator>Recepção Coordenação</dc:creator>
    <meta:creation-date>2016-07-13T11:42:24Z</meta:creation-date>
    <dc:date>2025-02-25T19:11:23Z</dc:date>
    <meta:print-date>2024-06-07T20:11:09Z</meta:print-date>
    <meta:editing-cycles>4109</meta:editing-cycles>
    <meta:editing-duration>PT4597053S</meta:editing-duration>
  </office:meta>
</office:document-meta>
</file>